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fo:font-size="18pt" fo:font-style="italic" fo:font-weight="normal" officeooo:rsid="0021a94c" officeooo:paragraph-rsid="0021a94c" style:font-size-asian="15.75pt" style:font-style-asian="italic" style:font-weight-asian="normal" style:font-size-complex="18pt" style:font-style-complex="italic" style:font-weight-complex="normal"/>
    </style:style>
    <style:style style:name="P2" style:family="paragraph" style:parent-style-name="Footnote">
      <style:paragraph-properties fo:text-align="justify" style:justify-single-word="false"/>
      <style:text-properties style:font-name="Garamond" officeooo:rsid="00287035" officeooo:paragraph-rsid="00287035"/>
    </style:style>
    <style:style style:name="P3" style:family="paragraph" style:parent-style-name="Footnote">
      <style:paragraph-properties fo:text-align="justify" style:justify-single-word="false"/>
      <style:text-properties style:font-name="Garamond" officeooo:rsid="003aa987" officeooo:paragraph-rsid="003aa987"/>
    </style:style>
    <style:style style:name="P4" style:family="paragraph" style:parent-style-name="Footnote">
      <style:paragraph-properties fo:text-align="justify" style:justify-single-word="false"/>
      <style:text-properties officeooo:paragraph-rsid="002bf335"/>
    </style:style>
    <style:style style:name="P5" style:family="paragraph" style:parent-style-name="Standard">
      <style:paragraph-properties fo:margin-top="9.999cm" fo:margin-bottom="0cm" loext:contextual-spacing="false" fo:text-align="center" style:justify-single-word="false"/>
      <style:text-properties style:font-name="Helvetica" fo:font-size="18pt" fo:font-style="normal" fo:font-weight="bold" officeooo:rsid="0021a94c" officeooo:paragraph-rsid="002465bb" style:font-size-asian="18pt" style:font-style-asian="normal" style:font-weight-asian="bold" style:font-size-complex="18pt" style:font-style-complex="normal" style:font-weight-complex="bold"/>
    </style:style>
    <style:style style:name="P6"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1a94c" officeooo:paragraph-rsid="002465bb" style:font-size-asian="14pt" style:font-style-asian="normal" style:font-weight-asian="bold" style:font-size-complex="14pt" style:font-style-complex="normal" style:font-weight-complex="bold"/>
    </style:style>
    <style:style style:name="P7" style:family="paragraph" style:parent-style-name="Standard">
      <style:paragraph-properties fo:margin-top="0.42cm" fo:margin-bottom="0cm" loext:contextual-spacing="false" fo:line-height="150%" fo:text-align="center" style:justify-single-word="false" fo:break-before="page"/>
      <style:text-properties fo:font-weight="bold" officeooo:paragraph-rsid="002465bb" style:font-weight-asian="bold" style:font-weight-complex="bold"/>
    </style:style>
    <style:style style:name="P8" style:family="paragraph" style:parent-style-name="Standard">
      <style:paragraph-properties fo:margin-top="0.42cm" fo:margin-bottom="0cm" loext:contextual-spacing="false" fo:line-height="150%" fo:text-align="center" style:justify-single-word="false" fo:break-before="page"/>
      <style:text-properties officeooo:paragraph-rsid="002465bb"/>
    </style:style>
    <style:style style:name="P9"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1a94c" officeooo:paragraph-rsid="002465bb" style:font-size-asian="14pt" style:font-style-asian="normal" style:font-weight-asian="bold" style:font-size-complex="14pt" style:font-style-complex="normal" style:font-weight-complex="bold"/>
    </style:style>
    <style:style style:name="P10"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465bb" officeooo:paragraph-rsid="002465bb" style:font-size-asian="14pt" style:font-style-asian="normal" style:font-weight-asian="bold" style:font-size-complex="14pt" style:font-style-complex="normal" style:font-weight-complex="bold"/>
    </style:style>
    <style:style style:name="P11" style:family="paragraph" style:parent-style-name="Standard">
      <style:paragraph-properties fo:margin-top="0.42cm" fo:margin-bottom="0cm" loext:contextual-spacing="false" fo:line-height="150%" fo:text-align="justify" style:justify-single-word="false"/>
      <style:text-properties officeooo:paragraph-rsid="002465bb"/>
    </style:style>
    <style:style style:name="P12" style:family="paragraph" style:parent-style-name="Standard">
      <style:paragraph-properties fo:margin-top="0.42cm" fo:margin-bottom="0cm" loext:contextual-spacing="false" fo:line-height="150%" fo:text-align="justify" style:justify-single-word="false"/>
      <style:text-properties officeooo:rsid="002465bb" officeooo:paragraph-rsid="002465bb"/>
    </style:style>
    <style:style style:name="P13" style:family="paragraph" style:parent-style-name="Standard">
      <style:paragraph-properties fo:margin-left="0cm" fo:margin-right="0cm" fo:line-height="150%" fo:text-align="justify" style:justify-single-word="false" fo:text-indent="1.27cm" style:auto-text-indent="true"/>
      <style:text-properties style:font-name="Garamond" fo:font-size="12pt" fo:font-style="normal" fo:font-weight="normal" officeooo:rsid="0021e52a" officeooo:paragraph-rsid="002465bb"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465bb" style:font-size-asian="14pt" style:font-style-asian="normal" style:font-weight-asian="bold" style:font-size-complex="14pt" style:font-style-complex="normal" style:font-weight-complex="bold"/>
    </style:style>
    <style:style style:name="P1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465bb" officeooo:paragraph-rsid="002465bb" style:font-size-asian="14pt" style:font-style-asian="normal" style:font-weight-asian="bold" style:font-size-complex="14pt" style:font-style-complex="normal" style:font-weight-complex="bold"/>
    </style:style>
    <style:style style:name="P1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1a94c" officeooo:paragraph-rsid="002465bb" style:font-size-asian="14pt" style:font-style-asian="italic" style:font-weight-asian="bold" style:font-size-complex="14pt" style:font-style-complex="italic" style:font-weight-complex="bold"/>
    </style:style>
    <style:style style:name="P17"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465bb" style:font-size-asian="14pt" style:font-style-asian="italic" style:font-weight-asian="normal" style:font-size-complex="14pt" style:font-style-complex="italic" style:font-weight-complex="normal"/>
    </style:style>
    <style:style style:name="P18"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465bb" officeooo:paragraph-rsid="002465bb" style:font-size-asian="14pt" style:font-style-asian="italic" style:font-weight-asian="normal" style:font-size-complex="14pt" style:font-style-complex="italic" style:font-weight-complex="normal"/>
    </style:style>
    <style:style style:name="P19"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465bb"/>
    </style:style>
    <style:style style:name="P2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465bb"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511c9"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87035" style:font-size-asian="10.5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b2ec4"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fdedf"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14f43" style:font-size-asian="10.5pt" style:font-style-asian="normal" style:font-weight-asian="normal" style:font-size-complex="12pt" style:font-style-complex="normal" style:font-weight-complex="normal"/>
    </style:style>
    <style:style style:name="P26"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4e831"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78476"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948e0" style:font-size-asian="10.5pt" style:font-style-asian="normal" style:font-weight-asian="normal" style:font-size-complex="12pt" style:font-style-complex="normal" style:font-weight-complex="normal"/>
    </style:style>
    <style:style style:name="P29"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3f78b5"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148b7" style:font-size-asian="10.5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32a44"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60d5b" style:font-size-asian="10.5pt" style:font-style-asian="normal" style:font-weight-asian="normal" style:font-size-complex="12pt" style:font-style-complex="normal" style:font-weight-complex="normal"/>
    </style:style>
    <style:style style:name="P33"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4a951f"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2bf335" officeooo:paragraph-rsid="002e5bc0"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07c73" officeooo:paragraph-rsid="00307c73"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4e831" officeooo:paragraph-rsid="00360a8f"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margin-top="0.21cm" fo:margin-bottom="0cm" loext:contextual-spacing="false" fo:line-height="150%" fo:text-align="center" style:justify-single-word="false" fo:text-indent="1.27cm" style:auto-text-indent="true"/>
      <style:text-properties style:font-name="Garamond" fo:font-size="12pt" fo:font-style="normal" fo:font-weight="normal" officeooo:rsid="00360a8f" officeooo:paragraph-rsid="00360a8f"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78476" officeooo:paragraph-rsid="00378476"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821d8" officeooo:paragraph-rsid="003821d8" style:font-size-asian="10.5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3ce4d1" officeooo:paragraph-rsid="003ce4d1"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403969" officeooo:paragraph-rsid="00403969"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432a44" officeooo:paragraph-rsid="00432a44" style:font-size-asian="10.5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style:font-name="Garamond" fo:font-size="12pt" fo:font-style="normal" fo:font-weight="normal" officeooo:rsid="00460d5b" officeooo:paragraph-rsid="00460d5b"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287035"/>
    </style:style>
    <style:style style:name="P45"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2bf335"/>
    </style:style>
    <style:style style:name="P46"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314f43"/>
    </style:style>
    <style:style style:name="P47"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473458"/>
    </style:style>
    <style:style style:name="P48"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paragraph-rsid="004a951f"/>
    </style:style>
    <style:style style:name="P49"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rsid="00287035" officeooo:paragraph-rsid="00287035"/>
    </style:style>
    <style:style style:name="P50"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rsid="002918b6" officeooo:paragraph-rsid="002918b6"/>
    </style:style>
    <style:style style:name="P51" style:family="paragraph" style:parent-style-name="Standard">
      <style:paragraph-properties fo:margin-left="0cm" fo:margin-right="0cm" fo:margin-top="0.21cm" fo:margin-bottom="0cm" loext:contextual-spacing="false" fo:line-height="150%" fo:text-align="justify" style:justify-single-word="false" fo:text-indent="1.27cm" style:auto-text-indent="true"/>
      <style:text-properties officeooo:rsid="00314f43" officeooo:paragraph-rsid="00314f43"/>
    </style:style>
    <style:style style:name="P52" style:family="paragraph" style:parent-style-name="Standard" style:list-style-name="L3">
      <style:paragraph-properties fo:margin-top="0.21cm" fo:margin-bottom="0cm" loext:contextual-spacing="false" fo:line-height="150%" fo:text-align="justify" style:justify-single-word="false"/>
      <style:text-properties officeooo:paragraph-rsid="0034e831"/>
    </style:style>
    <style:style style:name="P53" style:family="paragraph" style:parent-style-name="Standard" style:list-style-name="L1">
      <style:paragraph-properties fo:margin-top="0.21cm" fo:margin-bottom="0cm" loext:contextual-spacing="false" fo:line-height="150%" fo:text-align="justify" style:justify-single-word="false"/>
      <style:text-properties officeooo:rsid="002e2668" officeooo:paragraph-rsid="002e2668"/>
    </style:style>
    <style:style style:name="P54" style:family="paragraph" style:parent-style-name="Standard">
      <style:paragraph-properties fo:margin-top="0.21cm" fo:margin-bottom="0cm" loext:contextual-spacing="false" fo:line-height="150%" fo:text-align="center" style:justify-single-word="false"/>
      <style:text-properties officeooo:rsid="002e5bc0" officeooo:paragraph-rsid="002e5bc0"/>
    </style:style>
    <style:style style:name="P55" style:family="paragraph" style:parent-style-name="Standard" style:list-style-name="L2">
      <style:paragraph-properties fo:margin-top="0.21cm" fo:margin-bottom="0cm" loext:contextual-spacing="false" fo:line-height="150%" fo:text-align="justify" style:justify-single-word="false"/>
      <style:text-properties style:font-name="Garamond" fo:font-size="12pt" fo:font-style="normal" fo:font-weight="normal" officeooo:rsid="00314f43" officeooo:paragraph-rsid="00314f43" style:font-size-asian="10.5pt" style:font-style-asian="normal" style:font-weight-asian="normal" style:font-size-complex="12pt" style:font-style-complex="normal" style:font-weight-complex="normal"/>
    </style:style>
    <style:style style:name="P56" style:family="paragraph" style:parent-style-name="Standard" style:list-style-name="L3">
      <style:paragraph-properties fo:margin-top="0.21cm" fo:margin-bottom="0cm" loext:contextual-spacing="false" fo:line-height="150%" fo:text-align="justify" style:justify-single-word="false"/>
      <style:text-properties style:font-name="Garamond" fo:font-size="12pt" fo:font-style="normal" fo:font-weight="normal" officeooo:rsid="0034e831" officeooo:paragraph-rsid="0034e831" style:font-size-asian="10.5pt" style:font-style-asian="normal" style:font-weight-asian="normal" style:font-size-complex="12pt" style:font-style-complex="normal" style:font-weight-complex="normal"/>
    </style:style>
    <style:style style:name="P57" style:family="paragraph" style:parent-style-name="Standard" style:list-style-name="L4">
      <style:paragraph-properties fo:margin-top="0.21cm" fo:margin-bottom="0cm" loext:contextual-spacing="false" fo:line-height="150%" fo:text-align="justify" style:justify-single-word="false"/>
      <style:text-properties style:font-name="Garamond" fo:font-size="12pt" fo:font-style="normal" fo:font-weight="normal" officeooo:rsid="00460d5b" officeooo:paragraph-rsid="00460d5b" style:font-size-asian="10.5pt" style:font-style-asian="normal" style:font-weight-asian="normal" style:font-size-complex="12pt" style:font-style-complex="normal" style:font-weight-complex="normal"/>
    </style:style>
    <style:style style:name="T1" style:family="text">
      <style:text-properties style:font-name="Helvetica" fo:font-size="14pt" fo:font-style="italic" fo:font-weight="normal" officeooo:rsid="002465bb" style:font-size-asian="14pt" style:font-style-asian="italic" style:font-weight-asian="normal" style:font-size-complex="14pt" style:font-style-complex="italic" style:font-weight-complex="normal"/>
    </style:style>
    <style:style style:name="T2" style:family="text">
      <style:text-properties style:font-name="Helvetica" fo:font-size="14pt" fo:font-style="italic" fo:font-weight="normal" officeooo:rsid="0021a94c" style:font-size-asian="14pt" style:font-style-asian="italic" style:font-weight-asian="normal" style:font-size-complex="14pt" style:font-style-complex="italic" style:font-weight-complex="normal"/>
    </style:style>
    <style:style style:name="T3" style:family="text">
      <style:text-properties style:font-name="Helvetica" fo:font-size="14pt" fo:font-style="italic" fo:font-weight="bold" officeooo:rsid="002465bb" style:font-size-asian="14pt" style:font-style-asian="italic" style:font-weight-asian="bold" style:font-size-complex="14pt" style:font-style-complex="italic" style:font-weight-complex="bold"/>
    </style:style>
    <style:style style:name="T4" style:family="text">
      <style:text-properties style:font-name="Helvetica" fo:font-size="14pt" fo:font-style="normal" officeooo:rsid="0021a94c" style:font-size-asian="14pt" style:font-style-asian="normal" style:font-size-complex="14pt" style:font-style-complex="normal"/>
    </style:style>
    <style:style style:name="T5" style:family="text">
      <style:text-properties style:font-name="Helvetica" fo:font-size="14pt" fo:font-style="normal" officeooo:rsid="002465bb" style:font-size-asian="14pt" style:font-style-asian="normal" style:font-size-complex="14pt" style:font-style-complex="normal"/>
    </style:style>
    <style:style style:name="T6" style:family="text">
      <style:text-properties style:font-name="Helvetica" fo:font-size="14pt" fo:font-style="normal" fo:font-weight="bold" style:font-size-asian="14pt" style:font-style-asian="normal" style:font-weight-asian="bold" style:font-size-complex="14pt" style:font-style-complex="normal" style:font-weight-complex="bold"/>
    </style:style>
    <style:style style:name="T7" style:family="text">
      <style:text-properties style:font-name="Helvetica" fo:font-size="14pt" fo:font-style="normal" fo:font-weight="bold" officeooo:rsid="0021a94c" style:font-size-asian="14pt" style:font-style-asian="normal" style:font-weight-asian="bold" style:font-size-complex="14pt" style:font-style-complex="normal" style:font-weight-complex="bold"/>
    </style:style>
    <style:style style:name="T8" style:family="text">
      <style:text-properties style:font-name="Helvetica" fo:font-size="14pt" fo:font-style="normal" fo:font-weight="bold" officeooo:rsid="002465bb" style:font-size-asian="14pt" style:font-style-asian="normal" style:font-weight-asian="bold" style:font-size-complex="14pt" style:font-style-complex="normal" style:font-weight-complex="bold"/>
    </style:style>
    <style:style style:name="T9" style:family="text">
      <style:text-properties officeooo:rsid="002465bb"/>
    </style:style>
    <style:style style:name="T10" style:family="text">
      <style:text-properties style:font-name="Garamond" fo:font-size="12pt" fo:font-style="normal" fo:font-weight="normal" style:font-size-asian="10.5pt" style:font-style-asian="normal" style:font-weight-asian="normal" style:font-size-complex="12pt" style:font-style-complex="normal" style:font-weight-complex="normal"/>
    </style:style>
    <style:style style:name="T11" style:family="text">
      <style:text-properties style:font-name="Garamond" fo:font-size="12pt" fo:font-style="normal" fo:font-weight="normal" officeooo:rsid="0021e52a" style:font-size-asian="10.5pt" style:font-style-asian="normal" style:font-weight-asian="normal" style:font-size-complex="12pt" style:font-style-complex="normal" style:font-weight-complex="normal"/>
    </style:style>
    <style:style style:name="T12" style:family="text">
      <style:text-properties style:font-name="Garamond" fo:font-size="12pt" fo:font-style="normal" fo:font-weight="normal" officeooo:rsid="002699f4" style:font-size-asian="10.5pt" style:font-style-asian="normal" style:font-weight-asian="normal" style:font-size-complex="12pt" style:font-style-complex="normal" style:font-weight-complex="normal"/>
    </style:style>
    <style:style style:name="T13" style:family="text">
      <style:text-properties style:font-name="Garamond" fo:font-size="12pt" fo:font-style="normal" fo:font-weight="normal" officeooo:rsid="002bf335" style:font-size-asian="10.5pt" style:font-style-asian="normal" style:font-weight-asian="normal" style:font-size-complex="12pt" style:font-style-complex="normal" style:font-weight-complex="normal"/>
    </style:style>
    <style:style style:name="T14" style:family="text">
      <style:text-properties style:font-name="Garamond" fo:font-size="12pt" fo:font-style="normal" fo:font-weight="normal" officeooo:rsid="00314f43" style:font-size-asian="10.5pt" style:font-style-asian="normal" style:font-weight-asian="normal" style:font-size-complex="12pt" style:font-style-complex="normal" style:font-weight-complex="normal"/>
    </style:style>
    <style:style style:name="T15" style:family="text">
      <style:text-properties style:font-name="Garamond" fo:font-size="12pt" fo:font-style="normal" fo:font-weight="normal" officeooo:rsid="0034e831" style:font-size-asian="10.5pt" style:font-style-asian="normal" style:font-weight-asian="normal" style:font-size-complex="12pt" style:font-style-complex="normal" style:font-weight-complex="normal"/>
    </style:style>
    <style:style style:name="T16" style:family="text">
      <style:text-properties style:font-name="Garamond" fo:font-size="12pt" fo:font-style="normal" fo:font-weight="normal" officeooo:rsid="00473458" style:font-size-asian="10.5pt" style:font-style-asian="normal" style:font-weight-asian="normal" style:font-size-complex="12pt" style:font-style-complex="normal" style:font-weight-complex="normal"/>
    </style:style>
    <style:style style:name="T17" style:family="text">
      <style:text-properties style:font-name="Garamond" fo:font-size="12pt" fo:font-style="normal" fo:font-weight="normal" officeooo:rsid="004a951f" style:font-size-asian="10.5pt" style:font-style-asian="normal" style:font-weight-asian="normal" style:font-size-complex="12pt" style:font-style-complex="normal" style:font-weight-complex="normal"/>
    </style:style>
    <style:style style:name="T18" style:family="text">
      <style:text-properties style:font-name="Garamond" fo:font-size="12pt" fo:font-style="normal" fo:font-weight="normal" officeooo:rsid="004c05dc" style:font-size-asian="10.5pt" style:font-style-asian="normal" style:font-weight-asian="normal" style:font-size-complex="12pt" style:font-style-complex="normal" style:font-weight-complex="normal"/>
    </style:style>
    <style:style style:name="T19" style:family="text">
      <style:text-properties style:font-name="Garamond" fo:font-size="12pt" fo:font-style="normal" fo:font-weight="normal" officeooo:rsid="004dd7b6" style:font-size-asian="10.5pt" style:font-style-asian="normal" style:font-weight-asian="normal" style:font-size-complex="12pt" style:font-style-complex="normal" style:font-weight-complex="normal"/>
    </style:style>
    <style:style style:name="T20" style:family="text">
      <style:text-properties style:font-name="Garamond" fo:font-size="12pt" fo:font-style="normal" fo:font-weight="bold" style:font-size-asian="10.5pt" style:font-style-asian="normal" style:font-weight-asian="bold" style:font-size-complex="12pt" style:font-style-complex="normal" style:font-weight-complex="bold"/>
    </style:style>
    <style:style style:name="T21" style:family="text">
      <style:text-properties style:font-name="Garamond" fo:font-size="12pt" fo:font-style="normal" fo:font-weight="bold" officeooo:rsid="002699f4" style:font-size-asian="10.5pt" style:font-style-asian="normal" style:font-weight-asian="bold" style:font-size-complex="12pt" style:font-style-complex="normal" style:font-weight-complex="bold"/>
    </style:style>
    <style:style style:name="T22" style:family="text">
      <style:text-properties style:font-name="Garamond" fo:font-size="12pt" fo:font-style="normal" fo:font-weight="bold" officeooo:rsid="00287035" style:font-size-asian="10.5pt" style:font-style-asian="normal" style:font-weight-asian="bold" style:font-size-complex="12pt" style:font-style-complex="normal" style:font-weight-complex="bold"/>
    </style:style>
    <style:style style:name="T23" style:family="text">
      <style:text-properties style:font-name="Garamond" fo:font-size="12pt" fo:font-style="normal" fo:font-weight="bold" officeooo:rsid="00473458" style:font-size-asian="10.5pt" style:font-style-asian="normal" style:font-weight-asian="bold" style:font-size-complex="12pt" style:font-style-complex="normal" style:font-weight-complex="bold"/>
    </style:style>
    <style:style style:name="T24" style:family="text">
      <style:text-properties style:font-name="Garamond" fo:font-size="12pt" fo:font-style="normal" fo:font-weight="bold" officeooo:rsid="004a951f" style:font-size-asian="10.5pt" style:font-style-asian="normal" style:font-weight-asian="bold" style:font-size-complex="12pt" style:font-style-complex="normal" style:font-weight-complex="bold"/>
    </style:style>
    <style:style style:name="T25" style:family="text">
      <style:text-properties style:font-name="Garamond" fo:font-size="12pt" fo:font-style="normal" fo:font-weight="bold" officeooo:rsid="004dd7b6" style:font-size-asian="10.5pt" style:font-style-asian="normal" style:font-weight-asian="bold" style:font-size-complex="12pt" style:font-style-complex="normal" style:font-weight-complex="bold"/>
    </style:style>
    <style:style style:name="T26" style:family="text">
      <style:text-properties style:font-name="Garamond" fo:font-size="12pt" fo:font-style="normal" fo:font-weight="bold" officeooo:rsid="004c05dc" style:font-size-asian="10.5pt" style:font-style-asian="normal" style:font-weight-asian="bold" style:font-size-complex="12pt" style:font-style-complex="normal" style:font-weight-complex="bold"/>
    </style:style>
    <style:style style:name="T27" style:family="text">
      <style:text-properties style:font-name="Garamond" fo:font-size="12pt" fo:font-style="normal" fo:font-weight="bold" officeooo:rsid="0034e831" style:font-size-asian="10.5pt" style:font-style-asian="normal" style:font-weight-asian="bold" style:font-size-complex="12pt" style:font-style-complex="normal" style:font-weight-complex="bold"/>
    </style:style>
    <style:style style:name="T28" style:family="text">
      <style:text-properties style:font-name="Garamond" fo:font-size="12pt" fo:font-style="normal" fo:font-weight="bold" officeooo:rsid="00314f43" style:font-size-asian="10.5pt" style:font-style-asian="normal" style:font-weight-asian="bold" style:font-size-complex="12pt" style:font-style-complex="normal" style:font-weight-complex="bold"/>
    </style:style>
    <style:style style:name="T29" style:family="text">
      <style:text-properties fo:font-weight="bold" style:font-weight-asian="bold" style:font-weight-complex="bold"/>
    </style:style>
    <style:style style:name="T30" style:family="text">
      <style:text-properties fo:font-weight="bold" officeooo:rsid="002511c9" style:font-weight-asian="bold" style:font-weight-complex="bold"/>
    </style:style>
    <style:style style:name="T31" style:family="text">
      <style:text-properties fo:font-weight="bold" officeooo:rsid="002b2ec4" style:font-weight-asian="bold" style:font-weight-complex="bold"/>
    </style:style>
    <style:style style:name="T32" style:family="text">
      <style:text-properties fo:font-weight="bold" officeooo:rsid="002e5bc0" style:font-weight-asian="bold" style:font-weight-complex="bold"/>
    </style:style>
    <style:style style:name="T33" style:family="text">
      <style:text-properties fo:font-weight="bold" officeooo:rsid="003948e0" style:font-weight-asian="bold" style:font-weight-complex="bold"/>
    </style:style>
    <style:style style:name="T34" style:family="text">
      <style:text-properties fo:font-weight="bold" officeooo:rsid="003f78b5" style:font-weight-asian="bold" style:font-weight-complex="bold"/>
    </style:style>
    <style:style style:name="T35" style:family="text">
      <style:text-properties fo:font-weight="bold" officeooo:rsid="004148b7" style:font-weight-asian="bold" style:font-weight-complex="bold"/>
    </style:style>
    <style:style style:name="T36" style:family="text">
      <style:text-properties fo:font-weight="bold" officeooo:rsid="00432a44" style:font-weight-asian="bold" style:font-weight-complex="bold"/>
    </style:style>
    <style:style style:name="T37" style:family="text">
      <style:text-properties fo:font-weight="bold" officeooo:rsid="004a951f" style:font-weight-asian="bold" style:font-weight-complex="bold"/>
    </style:style>
    <style:style style:name="T38" style:family="text">
      <style:text-properties fo:font-weight="bold" officeooo:rsid="002fdedf" style:font-weight-asian="bold" style:font-weight-complex="bold"/>
    </style:style>
    <style:style style:name="T39" style:family="text">
      <style:text-properties fo:font-weight="bold" officeooo:rsid="00378476"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officeooo:rsid="002511c9" style:font-style-asian="italic" style:font-style-complex="italic"/>
    </style:style>
    <style:style style:name="T42" style:family="text">
      <style:text-properties fo:font-style="italic" officeooo:rsid="002b2ec4" style:font-style-asian="italic" style:font-style-complex="italic"/>
    </style:style>
    <style:style style:name="T43" style:family="text">
      <style:text-properties fo:font-style="italic" officeooo:rsid="003948e0" style:font-style-asian="italic" style:font-style-complex="italic"/>
    </style:style>
    <style:style style:name="T44" style:family="text">
      <style:text-properties fo:font-style="italic" officeooo:rsid="004a951f"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2511c9" style:font-style-asian="italic" style:font-weight-asian="bold" style:font-style-complex="italic" style:font-weight-complex="bold"/>
    </style:style>
    <style:style style:name="T47" style:family="text">
      <style:text-properties fo:font-style="italic" fo:font-weight="bold" officeooo:rsid="002b2ec4" style:font-style-asian="italic" style:font-weight-asian="bold" style:font-style-complex="italic" style:font-weight-complex="bold"/>
    </style:style>
    <style:style style:name="T48" style:family="text">
      <style:text-properties officeooo:rsid="002511c9"/>
    </style:style>
    <style:style style:name="T49" style:family="text">
      <style:text-properties officeooo:rsid="002699f4"/>
    </style:style>
    <style:style style:name="T50" style:family="text">
      <style:text-properties officeooo:rsid="002b2ec4"/>
    </style:style>
    <style:style style:name="T51" style:family="text">
      <style:text-properties style:font-name="Garamond" officeooo:rsid="002bf335"/>
    </style:style>
    <style:style style:name="T52" style:family="text">
      <style:text-properties style:font-name="Garamond" fo:font-style="italic" officeooo:rsid="002bf335" style:font-style-asian="italic" style:font-style-complex="italic"/>
    </style:style>
    <style:style style:name="T53" style:family="text">
      <style:text-properties style:font-name="Garamond" fo:font-size="10pt" officeooo:rsid="002bf335" style:font-size-asian="10pt" style:font-size-complex="10pt"/>
    </style:style>
    <style:style style:name="T54" style:family="text">
      <style:text-properties style:font-name="Garamond" fo:font-size="10pt" officeooo:rsid="002d286a" style:font-size-asian="10pt" style:font-size-complex="10pt"/>
    </style:style>
    <style:style style:name="T55" style:family="text">
      <style:text-properties officeooo:rsid="002e5bc0"/>
    </style:style>
    <style:style style:name="T56" style:family="text">
      <style:text-properties officeooo:rsid="002fdedf"/>
    </style:style>
    <style:style style:name="T57" style:family="text">
      <style:text-properties officeooo:rsid="00314f43"/>
    </style:style>
    <style:style style:name="T58" style:family="text">
      <style:text-properties officeooo:rsid="0034e831"/>
    </style:style>
    <style:style style:name="T59" style:family="text">
      <style:text-properties officeooo:rsid="00360a8f"/>
    </style:style>
    <style:style style:name="T60" style:family="text">
      <style:text-properties officeooo:rsid="00378476"/>
    </style:style>
    <style:style style:name="T61" style:family="text">
      <style:text-properties officeooo:rsid="003948e0"/>
    </style:style>
    <style:style style:name="T62" style:family="text">
      <style:text-properties officeooo:rsid="003f78b5"/>
    </style:style>
    <style:style style:name="T63" style:family="text">
      <style:text-properties officeooo:rsid="004148b7"/>
    </style:style>
    <style:style style:name="T64" style:family="text">
      <style:text-properties officeooo:rsid="00432a44"/>
    </style:style>
    <style:style style:name="T65" style:family="text">
      <style:text-properties officeooo:rsid="00460d5b"/>
    </style:style>
    <style:style style:name="T66" style:family="text">
      <style:text-properties officeooo:rsid="004a951f"/>
    </style:style>
    <style:style style:name="T67" style:family="text">
      <style:text-properties officeooo:rsid="004c05dc"/>
    </style:style>
    <style:style style:name="T68" style:family="text">
      <style:text-properties officeooo:rsid="004dd7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text:span text:style-name="T9">a protección jurídica de las bases de datos</text:span></text:p>
      <text:p text:style-name="P7"><text:span text:style-name="T4">I</text:span><text:span text:style-name="T5">ntroducción</text:span></text:p>
      <text:p text:style-name="P21">S<text:span text:style-name="T48">iguiendo a Davara, una base de datos es «</text:span><text:span text:style-name="T41">un depósito </text:span><text:span text:style-name="T46">común</text:span><text:span text:style-name="T41"> de documentación, útil </text:span><text:span text:style-name="T46">para diferentes usuarios y </text:span><text:span text:style-name="T41">distintas</text:span><text:span text:style-name="T46"> aplicaciones</text:span><text:span text:style-name="T41">, que </text:span><text:span text:style-name="T46">permite la recuperación de la información</text:span><text:span text:style-name="T41"> adecuada para la resolución de un problema planteado en una consulta</text:span><text:span text:style-name="T48">». Todas las bases de datos parten de un fondo documental seleccionado que se somete a un proceso con objeto de que sea posible recuperar la información </text:span><text:span text:style-name="T30">orientada a la solución de un problema</text:span><text:span text:style-name="T48">.</text:span></text:p>
      <text:p text:style-name="P9">1. <text:span text:style-name="T9">Bienes y derechos objeto de protección</text:span></text:p>
      <text:p text:style-name="P22">L<text:span text:style-name="T49">a base de datos es así un conjunto de documentos, que pueden ser propiedad de un tercero que tenga derechos sobre ellos.</text:span></text:p>
      <text:p text:style-name="P44"><text:span text:style-name="T12">El primer problema a plantear es el </text:span><text:span text:style-name="T21">derecho de l</text:span><text:span text:style-name="T22">os autores de esos documentos</text:span><text:span text:style-name="T12">, i.e., la necesidad o no de su autorización.</text:span></text:p>
      <text:p text:style-name="P49"><text:span text:style-name="T12">D</text:span><text:span text:style-name="T10">ado que la creación de la base de datos comporta una actividad creativa e intelectual, la segunda problemática será la de los </text:span><text:span text:style-name="T20">derechos de los productores de la propia base de datos</text:span><text:span text:style-name="T10"><text:note text:id="ftn0" text:note-class="footnote"><text:note-citation>1</text:note-citation><text:note-body><text:p text:style-name="P2">La base de datos contiene «datos» pero debe contestar con «información». Un dato se convierte en información cuando para de ser un dato abstracto a formar parte de la solución a un problema de consulta. Para proporcionar esa función, la estructura y organización de la base de datos requiere de un estudio que comporta una carga de trabajo intelectual que debe protegerse.</text:p></text:note-body></text:note></text:span><text:span text:style-name="T10">.</text:span></text:p>
      <text:p text:style-name="P49"><text:span text:style-name="T10">La última cuestión es la del </text:span><text:span text:style-name="T20">derecho del titular de la base de datos</text:span><text:span text:style-name="T10"> a impedir que un tercero no autorizado obtenga información de ella.</text:span></text:p>
      <text:p text:style-name="P50"><text:span text:style-name="T10">Además, normalmente el el ciclo de creación, distribución y comercialización de una base de datos </text:span><text:span text:style-name="T20">intervienen distintas personas</text:span><text:span text:style-name="T10">, entre las que se establece una </text:span><text:span text:style-name="T20">relación contractual</text:span><text:span text:style-name="T10"> que también habrá que examinar. </text:span></text:p>
      <text:p text:style-name="P11"><text:span text:style-name="T8">2</text:span><text:span text:style-name="T7">. </text:span><text:span text:style-name="T8">Clases de bases de datos</text:span></text:p>
      <text:p text:style-name="P23"><text:soft-page-break/>L<text:span text:style-name="T50">a documentación contenida en la base de datos puede estar en la memoria de un ordenador de servicios o puede estar en un soporte autónomo fácilmente manejable e intercambiable, de forma que en el primer caso la consulta tendrá que realizarse mediante una conexión </text:span><text:span text:style-name="T42">online </text:span><text:span text:style-name="T50">o se podrá consultar en el ordenador del usuario sin necesidad de conexión. Así hablaremos que la </text:span><text:span text:style-name="T31">base de datos es de consulta </text:span><text:span text:style-name="T47">online </text:span><text:span text:style-name="T31">o de consulta autónoma</text:span><text:span text:style-name="T50">.</text:span></text:p>
      <text:p text:style-name="P6">P<text:span text:style-name="T9">ersonas que intervienen en las bases de datos</text:span></text:p>
      <text:p text:style-name="P45"><text:span text:style-name="T11">E</text:span><text:span text:style-name="T13">n una base de datos intervienen, en principio, tres personas, con funciones claramente diferenciadas, pero con un interés común en el acceso a la información del mejor modo posible. Son el creador o promotor, el distribuidor y el usuario de la base</text:span><text:span text:style-name="T13"><text:note text:id="ftn1" text:note-class="footnote"><text:note-citation>2</text:note-citation><text:note-body><text:p text:style-name="P4"><text:span text:style-name="T51">A este trinomio habría que añadir el operador de telecomunicaciones en el caso de una base de datos de consulta </text:span><text:span text:style-name="T52">online</text:span><text:span text:style-name="T51">, cuya </text:span><text:span text:style-name="T53">a</text:span><text:span text:style-name="T54">cción</text:span><text:span text:style-name="T51"> entraría en juego en las relaciones contractuales entre distribuidor y usuario.</text:span></text:p></text:note-body></text:note></text:span><text:span text:style-name="T13">.</text:span></text:p>
      <text:list xml:id="list762697503" text:style-name="L1">
        <text:list-item>
          <text:p text:style-name="P53"><text:span text:style-name="T13">E</text:span><text:span text:style-name="T10">l </text:span><text:span text:style-name="T20">creador</text:span><text:span text:style-name="T10"> es la persona, física o jurídica, que, partiendo de un fondo documental adecuado a la materia sobre la que va a versar la base, la crea, la mantiene y actualiza.</text:span></text:p>
        </text:list-item>
        <text:list-item>
          <text:p text:style-name="P53"><text:span text:style-name="T10">El </text:span><text:span text:style-name="T20">distribuidor</text:span><text:span text:style-name="T10"> de la base de datos es aquella persona, física o jurídica, que, disponiendo de la estructura informática y comercial adecuada, ofrece la base en el mercado, con la finalidad de captar usuarios para la consulta y posibilita a éstos el acceso a la información.</text:span></text:p>
        </text:list-item>
        <text:list-item>
          <text:p text:style-name="P53"><text:span text:style-name="T10">El </text:span><text:span text:style-name="T20">usuario</text:span><text:span text:style-name="T10"> de la base de datos es aquella persona, física o jurídica, que, estando interesado en consultar el contenido de la base de datos, establece una relación con el distribuidor mediante la cual tiene acceso a la información, en las condiciones y con los medios previamente pactados.</text:span></text:p>
        </text:list-item>
      </text:list>
      <text:p text:style-name="P54"><text:span text:style-name="T10">§</text:span></text:p>
      <text:p text:style-name="P34">E<text:span text:style-name="T55">n el mercado de las bases de datos se pueden analizar </text:span><text:span text:style-name="T32">dos relaciones contractuales distintas</text:span><text:span text:style-name="T55">: entre creador y distribuidor, y entre </text:span><text:span text:style-name="T32">distribuidor y usuario</text:span><text:span text:style-name="T55">. Aunque son relaciones diferentes, tienen un </text:span><text:span text:style-name="T32">punto en común en el uso y funcionamiento de la base de datos, y la finalidad de mejora, optimización</text:span><text:span text:style-name="T55">, etc., de la misma. Por ello, </text:span><text:span text:style-name="T32">algunas obligaciones</text:span><text:span text:style-name="T55"> se establecen de cara no al uso o comercialización, sino a la </text:span><text:span text:style-name="T32">optimización del contenido</text:span><text:span text:style-name="T55"> o el método de recuperación.</text:span></text:p>
      <text:p text:style-name="P6">R<text:span text:style-name="T9">elaciones entre creador y distribuidor</text:span></text:p>
      <text:p text:style-name="P24">L<text:span text:style-name="T56">a relación contractual que se estatuye entre creador y distribuidor se fundamenta esencialmente en el </text:span><text:span text:style-name="T38">interés mutuo en el mantenimiento, la distribución y la consulta de la base de datos</text:span><text:span text:style-name="T56">, cada uno según su función específica: el creador, implementar, mantener y actualizar la base; el distribuidor, captar usuarios y proporcionar acceso a los mismos.</text:span></text:p>
      <text:p text:style-name="P35">El contrato entre creador y distribuidor podrá verse desde tres ópticas: (a) como <text:span text:style-name="T29">contrato de arrendamiento de servicios</text:span>, (b) como <text:span text:style-name="T29">contrato de arrendamiento de obra</text:span>, o (c) como un <text:span text:style-name="T29">contrato atípico</text:span>.</text:p>
      <text:p text:style-name="P46"><text:span text:style-name="T14">Los </text:span><text:span text:style-name="T28">derechos morales</text:span><text:span text:style-name="T14"> de autor de la obra corresponderán a quien realiza la base; los </text:span><text:span text:style-name="T28">derechos patrimoniales</text:span><text:span text:style-name="T14">, a aquél que encargue la obra – salvo acuerdo previo en sentido contrario –.</text:span></text:p>
      <text:p text:style-name="P51"><text:span text:style-name="T10">En cualquier caso, sea contrato de servicios, de obra o atípico, analizar las obligaciones fundamentales de cada parte arrojará luz sobre la relación que se establece.</text:span></text:p>
      <text:p text:style-name="P9">1. <text:span text:style-name="T9">Obligaciones de las partes</text:span></text:p>
      <text:p text:style-name="P18">Del creador.</text:p>
      <text:p text:style-name="P25">D<text:span text:style-name="T57">os son esencialmente las obligaciones del creador de la base de datos:</text:span></text:p>
      <text:list xml:id="list1505777593" text:style-name="L2">
        <text:list-item>
          <text:p text:style-name="P55">Fijar su <text:span text:style-name="T29">contenido</text:span>, y comprometerse a su <text:span text:style-name="T29">mantenimiento</text:span> y <text:span text:style-name="T29">actualización</text:span> – en el tiempo y condiciones que se estipulen –.</text:p>
        </text:list-item>
        <text:list-item>
          <text:p text:style-name="P55">De otra parte, las <text:span text:style-name="T29">obligaciones</text:span> inherentes a la <text:span text:style-name="T29">concesión de distribución bajo la fórmula de exclusividad</text:span> que se proporciona al distribuidor: abstención de realizar <text:span text:style-name="T29">competencia</text:span> con el distribuidor, y de entregar la base o sus partes esenciales a otro distribuidor o persona que pueda entrar en competencia en el mercado con el distribuidor contratante.</text:p>
        </text:list-item>
      </text:list>
      <text:p text:style-name="P19"><text:soft-page-break/><text:span text:style-name="T1">Del distribuidor.</text:span></text:p>
      <text:p text:style-name="P26">D<text:span text:style-name="T58">os son también las obligaciones clave del distribuidor de la base de datos:</text:span></text:p>
      <text:list xml:id="list3040420808" text:style-name="L3">
        <text:list-item>
          <text:p text:style-name="P52"><text:span text:style-name="T15">Primero, la </text:span><text:span text:style-name="T27">distribución de la base de datos en las mejores condiciones</text:span><text:span text:style-name="T15"> de cara al mercado. Esto incluye, de modo tangencial pero esencial, la </text:span><text:span text:style-name="T27">comunicación</text:span><text:span text:style-name="T15"> de las particularidades necesarias para optimizar la base de cara a las </text:span><text:span text:style-name="T27">necesidades de los usuarios</text:span><text:span text:style-name="T15">, ya que es el distribuidor quien tiene contacto directo con ellos, y conoce por tanto los problemas y necesidades existentes.</text:span></text:p>
        </text:list-item>
        <text:list-item>
          <text:p text:style-name="P56">Además, <text:span text:style-name="T29">pagar el precio </text:span>pactado en las condiciones y plazos establecidos</text:p>
        </text:list-item>
      </text:list>
      <text:p text:style-name="P37">§</text:p>
      <text:p text:style-name="P36">T<text:span text:style-name="T59">odo ello independientemente de otros derechos que puedan corresponder a cualquiera de las partes.</text:span></text:p>
      <text:p text:style-name="P26"/>
      <text:p text:style-name="P8"><text:span text:style-name="T7">R</text:span><text:span text:style-name="T8">elaciones entre distribuidor y usuario</text:span></text:p>
      <text:p text:style-name="P27">E<text:span text:style-name="T60">l </text:span><text:span text:style-name="T39">contrato</text:span><text:span text:style-name="T60"> </text:span><text:span text:style-name="T39">entre distribuidor y usuario es de adhesión</text:span><text:span text:style-name="T60">: en él, una de las partes – el distribuidor – fija las cláusulas del contrato y la otra parte se adhiere a ellas, sin tener posibilidad – en principio – de modificar ninguna. Este contrato también tiene algunas características propias de un arrendamiento de servicios.</text:span></text:p>
      <text:p text:style-name="P38">Este tipo de contrato permite <text:span text:style-name="T29">homogeneizar las prestaciones</text:span> del servicio en un entorno de contratación masiva, así como <text:span text:style-name="T29">desarrollar la base de modo uniforme y equilibrado</text:span>.</text:p>
      <text:p text:style-name="P39">En el caso de las relaciones entre distribuidor y usuario, es necesario <text:span text:style-name="T29">diferenciar</text:span> los contratos que se establecen para <text:span text:style-name="T29">bases de datos </text:span><text:span text:style-name="T45">online</text:span><text:span text:style-name="T40"> </text:span>y <text:span text:style-name="T29">bases de datos de consulta autónoma</text:span>, para examinar cabalmente las obligaciones de cada parte en cada uno de esos casos.</text:p>
      <text:p text:style-name="P11"><text:span text:style-name="T7">1. </text:span><text:span text:style-name="T8">En bases de datos </text:span><text:span text:style-name="T3">online</text:span></text:p>
      <text:p text:style-name="P28">E<text:span text:style-name="T61">n las bases de datos </text:span><text:span text:style-name="T43">online</text:span><text:span text:style-name="T61">, el usuario se conecta con un ordenador de servicios del distribuidor, realiza una consulta, y desconecta, no volviendo a establecer relación hasta que no es necesaria otra consulta. Por ese carácter, se considera que el contrato establecido es un </text:span><text:span text:style-name="T33">contrato de los denominados «de (adhesión y) suministro»</text:span><text:span text:style-name="T61"><text:note text:id="ftn2" text:note-class="footnote"><text:note-citation>3</text:note-citation><text:note-body><text:p text:style-name="P3">Similar a los que se establecen con el teléfono, el agua, o la luz.</text:p></text:note-body></text:note></text:span><text:span text:style-name="T61">, en los que una de las partes – el suministrador – se obliga a entregar un bien – en este caso, información – cada vez y cuantas veces la otra parte – el usuario – se lo demande, siempre con las condiciones y características pactadas en el contrato y mediante un precio estipulado por cada prestación o unidad de medida que se establezca. Este tipo de contrato se considera como un único contrato de prestaciones sucesivas y periódicas.</text:span></text:p>
      <text:p text:style-name="P40">Una vez más, la mejor forma de comprenderlo es analizar las obligaciones de cada parte.</text:p>
      <text:p text:style-name="P19"><text:soft-page-break/><text:span text:style-name="T7">1.</text:span><text:span text:style-name="T8">1 Obligaciones de las partes</text:span></text:p>
      <text:p text:style-name="P19"><text:span text:style-name="T2">D</text:span><text:span text:style-name="T1">el distribuidor</text:span><text:span text:style-name="T2">.</text:span></text:p>
      <text:p text:style-name="P29">L<text:span text:style-name="T62">as obligaciones del distribuidor se centran fundamentalmente en </text:span><text:span text:style-name="T34">proporcionar el servicio</text:span><text:span text:style-name="T62">, poniendo los </text:span><text:span text:style-name="T34">medios</text:span><text:span text:style-name="T62"> necesarios – instalaciones, equipo humano – para garantizarlo. Ello incluye facilitar una entra lógica al sistema, así como proporcionar la información mínima para poder usarlo.</text:span></text:p>
      <text:p text:style-name="P41">Por otra parte, al tener el distribuidor la posibilidad de conocer las <text:span text:style-name="T29">consultas</text:span>, debe garantizar la <text:span text:style-name="T29">confidencialidad</text:span> de las mismas.</text:p>
      <text:p text:style-name="P19"><text:span text:style-name="T2">D</text:span><text:span text:style-name="T1">el usuario</text:span><text:span text:style-name="T2">.</text:span></text:p>
      <text:p text:style-name="P30">L<text:span text:style-name="T63">as obligaciones del usuario se centran en </text:span><text:span text:style-name="T35">pagar el precio</text:span><text:span text:style-name="T63"> estipulado y utilizar la información para el fin que ha sido solicitada (que generalmente es para uso personal o profesional dentro de su actividad). También será obligación del usuario </text:span><text:span text:style-name="T35">no ceder sus credenciales</text:span><text:span text:style-name="T63"> de acceso a otra persona que no tenga contratado el servicio.</text:span></text:p>
      <text:p text:style-name="P11"><text:span text:style-name="T8">2</text:span><text:span text:style-name="T7">. </text:span><text:span text:style-name="T8">En bases de datos autónomas</text:span></text:p>
      <text:p text:style-name="P31">E<text:span text:style-name="T64">n el caso de las bases de datos autónomas, aunque la posesión de la base la tenga el usuario, los derechos morales son del creador, pudiendo tener el distribuidor una cesión de los derechos de explotación, incluso en exclusiva; así, la figura jurídica es la de una </text:span><text:span text:style-name="T36">cesión de derechos de uso</text:span><text:span text:style-name="T64">.</text:span></text:p>
      <text:p text:style-name="P42">Nuevamente, la mejor forma de comprender las figuras es analizar las obligaciones a que se somete cada parte.</text:p>
      <text:p text:style-name="P19"><text:span text:style-name="T7">1.</text:span><text:span text:style-name="T8">1 Obligaciones de las partes</text:span></text:p>
      <text:p text:style-name="P19"><text:span text:style-name="T2">D</text:span><text:span text:style-name="T1">el distribuidor</text:span><text:span text:style-name="T2">.</text:span></text:p>
      <text:p text:style-name="P32">E<text:span text:style-name="T65">n este caso, dos son las obligaciones clave del distribuidor:</text:span></text:p>
      <text:list xml:id="list3816151378" text:style-name="L4">
        <text:list-item>
          <text:p text:style-name="P57"><text:soft-page-break/><text:span text:style-name="T29">Entregar</text:span> la <text:span text:style-name="T29">base de datos</text:span>, junto con los <text:span text:style-name="T29">programas necesarios para el acceso</text:span> a ella.</text:p>
        </text:list-item>
        <text:list-item>
          <text:p text:style-name="P57"><text:span text:style-name="T29">Puesta a disposición</text:span> del usuario de las <text:span text:style-name="T29">actualizaciones</text:span> de la base, en el tiempo y condiciones pactados.</text:p>
        </text:list-item>
      </text:list>
      <text:p text:style-name="P43">En ambos casos se realiza la <text:span text:style-name="T29">cesión del derecho de uso del soporte físico y la información que contiene</text:span>. La cesión es <text:span text:style-name="T29">personal</text:span> e <text:span text:style-name="T29">intransferible</text:span>, y con la característica, lógica, de <text:span text:style-name="T29">no exclusividad</text:span> – ya que se concederán múltiples concesiones de este tipo –.</text:p>
      <text:p text:style-name="P19"><text:span text:style-name="T2">D</text:span><text:span text:style-name="T1">el usuario</text:span><text:span text:style-name="T2">.</text:span></text:p>
      <text:p text:style-name="P47"><text:span text:style-name="T11">E</text:span><text:span text:style-name="T16">l usuario adquiere la obligación de </text:span><text:span text:style-name="T23">pagar el precio</text:span><text:span text:style-name="T16"> establecido y de </text:span><text:span text:style-name="T23">devolver, a la terminación del contrato, el soporte</text:span><text:span text:style-name="T16"> en que se encuentra contenida la base de datos y los materiales que se le hayan proporcionado como parte del contrato – programas, manuales, etc. –.</text:span></text:p>
      <text:p text:style-name="P11"><text:span text:style-name="T8">3. Obligaciones comunes</text:span></text:p>
      <text:p text:style-name="P33">P<text:span text:style-name="T66">or último, se debe señalar que, sea la base de datos </text:span><text:span text:style-name="T44">online </text:span><text:span text:style-name="T66">o de consulta autónoma, el </text:span><text:span text:style-name="T37">distribuidor se compromete a prestar asistencia técnica</text:span><text:span text:style-name="T66"> al usuario, así como a </text:span><text:span text:style-name="T37">garantizar el funcionamiento y control del sistema</text:span><text:span text:style-name="T66">.</text:span></text:p>
      <text:p text:style-name="P48"><text:span text:style-name="T17">Además, </text:span><text:span text:style-name="T24">ambas partes están sujetas a las limitaciones</text:span><text:span text:style-name="T17"> – que comentaremos más abajo – </text:span><text:span text:style-name="T24">d</text:span><text:span text:style-name="T25">erivadas</text:span><text:span text:style-name="T24"> </text:span><text:span text:style-name="T25">de</text:span><text:span text:style-name="T24"> los derechos de propiedad intelectual o industrial q</text:span><text:span text:style-name="T26">ue</text:span><text:span text:style-name="T24"> terceros</text:span><text:span text:style-name="T17"> </text:span><text:span text:style-name="T18">puedan tener sobre la base de datos o su contenido.</text:span></text:p>
      <text:p text:style-name="P6">P<text:span text:style-name="T9">rotección jurídica de las bases de datos</text:span></text:p>
      <text:p text:style-name="P20">Texto…</text:p>
      <text:p text:style-name="P11"><text:span text:style-name="T7">1. </text:span><text:span text:style-name="T8">Obra de creatividad intelectual</text:span></text:p>
      <text:p text:style-name="P11"><text:span text:style-name="T8">2</text:span><text:span text:style-name="T7">. </text:span><text:span text:style-name="T8">Colecciones que constituyen creaciones intelectuales</text:span></text:p>
      <text:p text:style-name="P12"><text:span text:style-name="T6">3. Particularidades del objeto de protección</text:span></text:p>
      <text:p text:style-name="P12"><text:span text:style-name="T6">4. Una doble protección</text:span></text:p>
      <text:p text:style-name="P14">4.<text:span text:style-name="T9">1 Mediante los derechos de autor</text:span></text:p>
      <text:p text:style-name="P15">4.2 Mediante un derecho <text:span text:style-name="T40">sui generis</text:span></text:p>
      <text:p text:style-name="P15">4.3 Síntesis de los dos aspectos de la protección</text:p>
      <text:p text:style-name="P10">5. La Directiva sobre la protección jurídica de las bases de datos y su transposición al ordenamiento jurídico español</text:p>
      <text:p text:style-name="P14">5.<text:span text:style-name="T9">1 Los considerandos</text:span></text:p>
      <text:p text:style-name="P15">5.2 El articulado</text:p>
      <text:p text:style-name="P19"><text:span text:style-name="T2">A</text:span><text:span text:style-name="T1">) Capítulo I. Ámbito de aplicación</text:span><text:span text:style-name="T2">.</text:span></text:p>
      <text:p text:style-name="P19"><text:span text:style-name="T1">B) Capítulo II. Derechos de autor</text:span><text:span text:style-name="T2">.</text:span></text:p>
      <text:p text:style-name="P19"><text:span text:style-name="T1">C) Capítulo III. Derecho «sui generis»</text:span><text:span text:style-name="T2">.</text:span></text:p>
      <text:p text:style-name="P19"><text:span text:style-name="T1">D) Capítulo IV. Disposiciones comunes</text:span><text:span text:style-name="T2">.</text:span></text:p>
      <text:p text:style-name="P20"><text:soft-page-break/>Texto…</text:p>
      <text:p text:style-name="P6">C<text:span text:style-name="T9">onclusión</text:span></text:p>
      <text:p text:style-name="P20">Texto…</text:p>
      <text:p text:style-name="P6">I<text:span text:style-name="T9">ntroducción</text:span></text:p>
      <text:p text:style-name="P9">Nivel 2</text:p>
      <text:p text:style-name="P14">Nivel 3</text:p>
      <text:p text:style-name="P16">Nivel 4.</text:p>
      <text:p text:style-name="P17">Nivel 5.</text:p>
      <text:p text:style-name="P13">Texto…</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3T17:17:13.723000000</meta:creation-date>
    <meta:generator>LibreOffice/6.3.2.2$Windows_X86_64 LibreOffice_project/98b30e735bda24bc04ab42594c85f7fd8be07b9c</meta:generator>
    <meta:editing-duration>PT3H29M52S</meta:editing-duration>
    <meta:editing-cycles>38</meta:editing-cycles>
    <dc:title>Samuel por defecto</dc:title>
    <dc:date>2019-11-03T20:47:21.550000000</dc:date>
    <meta:document-statistic meta:table-count="0" meta:image-count="0" meta:object-count="0" meta:page-count="13" meta:paragraph-count="89" meta:word-count="1800" meta:character-count="11007" meta:non-whitespace-character-count="9286"/>
    <meta:template xlink:type="simple" xlink:actuate="onRequest" xlink:title="Samuel por defecto" xlink:href="file:///C:/Users/Platón/AppData/Roaming/LibreOffice/4/user/template/Samuel%20por%20defecto.ott" meta:date="2019-11-03T17:17:12.662000000"/>
  </office:meta>
</office:document-meta>
</file>